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" style:font-adornments="Negrito" style:font-family-generic="swiss"/>
    <style:font-face style:name="TAhoma" svg:font-family="TAhoma" style:font-adornments="Regular" style:font-family-generic="swiss"/>
    <style:font-face style:name="Tahoma1" svg:font-family="Tahoma" style:font-family-generic="swiss"/>
    <style:font-face style:name="Tahoma" svg:font-family="Tahoma" style:font-adornments="Negrito" style:font-family-generic="swiss"/>
    <style:font-face style:name="tahoma" svg:font-family="tahoma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96cm" fo:margin-left="0cm" fo:margin-right="0.041cm" fo:break-before="page" table:align="margins"/>
    </style:style>
    <style:style style:name="Tabela1.A" style:family="table-column">
      <style:table-column-properties style:column-width="1.827cm" style:rel-column-width="6318*"/>
    </style:style>
    <style:style style:name="Tabela1.B" style:family="table-column">
      <style:table-column-properties style:column-width="2.097cm" style:rel-column-width="7251*"/>
    </style:style>
    <style:style style:name="Tabela1.C" style:family="table-column">
      <style:table-column-properties style:column-width="2.305cm" style:rel-column-width="7967*"/>
    </style:style>
    <style:style style:name="Tabela1.D" style:family="table-column">
      <style:table-column-properties style:column-width="2.127cm" style:rel-column-width="7354*"/>
    </style:style>
    <style:style style:name="Tabela1.E" style:family="table-column">
      <style:table-column-properties style:column-width="10.601cm" style:rel-column-width="36645*"/>
    </style:style>
    <style:style style:name="Tabela1.A1" style:family="table-cell">
      <style:table-cell-properties fo:background-color="#e6e6e6" fo:padding-left="0.101cm" fo:padding-right="0.101cm" fo:padding-top="0.199cm" fo:padding-bottom="0.199cm" fo:border="0.05pt solid #000000">
        <style:background-image/>
      </style:table-cell-properties>
    </style:style>
    <style:style style:name="Tabela1.A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3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4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C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5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6" style:family="table-cell" style:data-style-name="N100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6" style:family="table-cell" style:data-style-name="N100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C6" style:family="table-cell" style:data-style-name="N100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6" style:family="table-cell" style:data-style-name="N100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6" style:family="table-cell" style:data-style-name="N100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Footer">
      <style:paragraph-properties fo:text-align="end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1" fo:font-size="12pt" fo:font-weight="bold" officeooo:rsid="00065304" officeooo:paragraph-rsid="0006530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ahoma1" fo:font-size="10pt" style:font-size-asian="10pt" style:font-size-complex="10pt"/>
    </style:style>
    <style:style style:name="P7" style:family="paragraph" style:parent-style-name="TextoPrincipal">
      <style:text-properties fo:color="#000000"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oPrincipal">
      <style:text-properties fo:color="#000000" style:font-name="tahoma" fo:font-size="10pt" fo:language="pt" fo:country="B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oPrincipal">
      <style:text-properties fo:color="#000000" style:font-name="tahoma" fo:font-size="10pt" fo:language="pt" fo:country="BR" fo:font-style="normal" fo:font-weight="normal" officeooo:paragraph-rsid="000c0aa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oPrincipal">
      <style:text-properties officeooo:paragraph-rsid="000c0aa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ahoma1" fo:font-size="14pt" fo:font-weight="bold" style:font-size-asian="14pt" style:font-weight-asian="bold" style:font-size-complex="14pt" style:font-weight-complex="bold"/>
    </style:style>
    <style:style style:name="P12" style:family="paragraph" style:parent-style-name="Contents_20_1">
      <style:paragraph-properties fo:break-before="page"/>
    </style:style>
    <style:style style:name="P13" style:family="paragraph" style:parent-style-name="Text_20_body">
      <style:text-properties fo:color="#000000" style:text-position="0% 100%" style:font-name="tahoma" fo:font-size="10pt" fo:language="pt" fo:country="BR" fo:font-style="normal" fo:font-weight="normal" officeooo:paragraph-rsid="000c6e77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14" style:family="paragraph" style:parent-style-name="Text_20_body">
      <style:text-properties fo:color="#000000" style:text-position="0% 100%" style:font-name="tahoma" fo:font-size="10pt" fo:language="pt" fo:country="BR" fo:font-style="normal" fo:font-weight="normal" officeooo:rsid="000e5791" officeooo:paragraph-rsid="000ee17e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15" style:family="paragraph" style:parent-style-name="Text_20_body">
      <style:text-properties fo:color="#000000" style:text-position="0% 100%" style:font-name="tahoma" fo:font-size="10pt" fo:language="pt" fo:country="BR" fo:font-style="normal" fo:font-weight="normal" officeooo:paragraph-rsid="000e5791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16" style:family="paragraph" style:parent-style-name="Text_20_body">
      <style:text-properties fo:color="#000000" style:text-position="0% 100%" style:font-name="tahoma" fo:font-size="10pt" fo:language="pt" fo:country="BR" fo:font-style="normal" fo:font-weight="normal" officeooo:paragraph-rsid="00131021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17" style:family="paragraph" style:parent-style-name="Text_20_body">
      <style:text-properties officeooo:paragraph-rsid="001376a4"/>
    </style:style>
    <style:style style:name="P18" style:family="paragraph" style:parent-style-name="TituloPrincipal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Table_20_Contents">
      <style:paragraph-properties fo:text-align="center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Tahoma1" fo:font-size="10pt" style:font-size-asian="10pt" style:font-size-complex="10pt"/>
    </style:style>
    <style:style style:name="P21" style:family="paragraph" style:parent-style-name="Table_20_Contents">
      <style:text-properties style:font-name="Tahoma1"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Tahoma1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Tahoma1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Tahoma1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Tahoma1" fo:font-size="8pt" officeooo:rsid="0006f82b" officeooo:paragraph-rsid="0006f82b" style:font-size-asian="8pt" style:font-size-complex="8pt"/>
    </style:style>
    <style:style style:name="P26" style:family="paragraph" style:parent-style-name="TituloSegundo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TituloTerceiro">
      <style:paragraph-properties>
        <style:tab-stops>
          <style:tab-stop style:position="17.701cm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ahoma1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ahoma1" fo:font-size="12pt" fo:font-weight="bold" officeooo:rsid="0017eee5" officeooo:paragraph-rsid="00065304" style:font-size-asian="12pt" style:font-weight-asian="bold" style:font-size-complex="12pt" style:font-weight-complex="bold"/>
    </style:style>
    <style:style style:name="P30" style:family="paragraph" style:parent-style-name="Text_20_body">
      <style:text-properties fo:color="#000000" style:text-position="0% 100%" style:font-name="tahoma" fo:font-size="10pt" fo:language="pt" fo:country="BR" fo:font-style="normal" fo:font-weight="normal" officeooo:rsid="000a0b49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31" style:family="paragraph" style:parent-style-name="Text_20_body">
      <style:text-properties fo:color="#000000" style:text-position="0% 100%" style:font-name="tahoma" fo:font-size="10pt" fo:language="pt" fo:country="BR" fo:font-style="normal" fo:font-weight="normal" officeooo:rsid="00106cc8" officeooo:paragraph-rsid="001376a4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32" style:family="paragraph" style:parent-style-name="Text_20_body" style:list-style-name="L2">
      <style:text-properties fo:color="#000000" style:text-position="0% 100%" style:font-name="tahoma" fo:font-size="10pt" fo:language="pt" fo:country="BR" fo:font-style="normal" fo:font-weight="normal" officeooo:rsid="000c6e77" officeooo:paragraph-rsid="000c6e77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33" style:family="paragraph" style:parent-style-name="Text_20_body" style:list-style-name="L2">
      <style:text-properties fo:color="#000000" style:text-position="0% 100%" style:font-name="tahoma" fo:font-size="10pt" fo:language="pt" fo:country="BR" fo:font-style="normal" fo:font-weight="normal" officeooo:rsid="000c6e77" officeooo:paragraph-rsid="001cab3b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34" style:family="paragraph" style:parent-style-name="Text_20_body" style:list-style-name="L2">
      <style:text-properties fo:color="#000000" style:text-position="0% 100%" style:font-name="tahoma" fo:font-size="10pt" fo:language="pt" fo:country="BR" fo:font-style="normal" fo:font-weight="normal" officeooo:rsid="000e5791" officeooo:paragraph-rsid="000e5791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35" style:family="paragraph" style:parent-style-name="Text_20_body" style:list-style-name="L2">
      <style:text-properties fo:color="#000000" style:text-position="0% 100%" style:font-name="tahoma" fo:font-size="10pt" fo:language="pt" fo:country="BR" fo:font-style="normal" fo:font-weight="normal" officeooo:rsid="00155a2e" officeooo:paragraph-rsid="00155a2e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P36" style:family="paragraph" style:parent-style-name="TextoPrincipal">
      <style:text-properties fo:color="#000000" style:font-name="tahoma" fo:font-size="10pt" fo:language="pt" fo:country="BR" fo:font-style="normal" fo:font-weight="normal" officeooo:paragraph-rsid="000c0aad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oPrincipal">
      <style:text-properties fo:color="#000000"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Heading_20_2">
      <style:text-properties fo:color="#000000" style:text-position="0% 100%" style:font-name="tahoma" fo:font-size="10pt" fo:language="pt" fo:country="BR" fo:font-style="normal" fo:font-weight="bold" officeooo:paragraph-rsid="001376a4" style:font-name-asian="Arial Unicode MS" style:font-size-asian="10pt" style:font-style-asian="normal" style:font-weight-asian="bold" style:font-name-complex="Tahoma2" style:font-size-complex="10pt" style:language-complex="pt" style:country-complex="BR" style:font-style-complex="normal" style:font-weight-complex="bold"/>
    </style:style>
    <style:style style:name="P39" style:family="paragraph" style:parent-style-name="Heading_20_2">
      <style:text-properties fo:color="#000000" style:text-position="0% 100%" style:font-name="tahoma" fo:font-size="10pt" fo:language="pt" fo:country="BR" fo:font-style="normal" fo:font-weight="bold" officeooo:paragraph-rsid="000a0b49" style:font-name-asian="Arial Unicode MS" style:font-size-asian="10pt" style:font-style-asian="normal" style:font-weight-asian="bold" style:font-name-complex="Tahoma2" style:font-size-complex="10pt" style:language-complex="pt" style:country-complex="BR" style:font-style-complex="normal" style:font-weight-complex="bold"/>
    </style:style>
    <style:style style:name="P40" style:family="paragraph" style:parent-style-name="Heading_20_2">
      <style:text-properties fo:color="#000000" style:text-position="0% 100%" style:font-name="tahoma" fo:font-size="10pt" fo:language="pt" fo:country="BR" fo:font-style="normal" fo:font-weight="bold" officeooo:paragraph-rsid="000c6e77" style:font-name-asian="Arial Unicode MS" style:font-size-asian="10pt" style:font-style-asian="normal" style:font-weight-asian="bold" style:font-name-complex="Tahoma2" style:font-size-complex="10pt" style:language-complex="pt" style:country-complex="BR" style:font-style-complex="normal" style:font-weight-complex="bold"/>
    </style:style>
    <style:style style:name="P41" style:family="paragraph" style:parent-style-name="Heading_20_2">
      <style:text-properties officeooo:paragraph-rsid="000e5791"/>
    </style:style>
    <style:style style:name="P42" style:family="paragraph" style:parent-style-name="Heading_20_2">
      <style:paragraph-properties fo:margin-top="0.423cm" fo:margin-bottom="0.212cm" loext:contextual-spacing="false" fo:keep-with-next="always"/>
    </style:style>
    <style:style style:name="P43" style:family="paragraph" style:parent-style-name="Heading_20_3">
      <style:paragraph-properties fo:margin-top="0.423cm" fo:margin-bottom="0.212cm" loext:contextual-spacing="false" fo:keep-with-next="always"/>
      <style:text-properties style:font-name-asian="DejaVu Sans" style:font-name-complex="DejaVu Sans"/>
    </style:style>
    <style:style style:name="P44" style:family="paragraph" style:parent-style-name="TextoProcedimento" style:list-style-name="L1"/>
    <style:style style:name="P45" style:family="paragraph" style:parent-style-name="TextoProcedimento" style:list-style-name="L1">
      <style:text-properties fo:color="#000000" style:font-name="tahoma" fo:font-size="10pt" fo:font-style="normal" fo:font-weight="normal" officeooo:rsid="000c0aad" officeooo:paragraph-rsid="000c0aad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f82b" style:font-weight-asian="bold" style:font-weight-complex="bold"/>
    </style:style>
    <style:style style:name="T3" style:family="text">
      <style:text-properties fo:font-weight="bold" officeooo:rsid="000ee17e" style:font-weight-asian="bold" style:font-weight-complex="bold"/>
    </style:style>
    <style:style style:name="T4" style:family="text">
      <style:text-properties fo:font-weight="bold" officeooo:rsid="00113bd4" style:font-weight-asian="bold" style:font-weight-complex="bold"/>
    </style:style>
    <style:style style:name="T5" style:family="text">
      <style:text-properties fo:font-weight="bold" officeooo:rsid="00131021" style:font-weight-asian="bold" style:font-weight-complex="bold"/>
    </style:style>
    <style:style style:name="T6" style:family="text">
      <style:text-properties fo:font-weight="bold" officeooo:rsid="001376a4" style:font-weight-asian="bold" style:font-weight-complex="bold"/>
    </style:style>
    <style:style style:name="T7" style:family="text">
      <style:text-properties fo:color="#000000" style:text-position="0% 100%" style:font-name="tahoma" fo:font-size="10pt" fo:language="pt" fo:country="BR" fo:font-style="normal" fo:font-weight="normal" officeooo:rsid="000a0b49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T8" style:family="text">
      <style:text-properties fo:color="#000000" style:text-position="0% 100%" style:font-name="tahoma" fo:font-size="10pt" fo:language="pt" fo:country="BR" fo:font-style="normal" fo:font-weight="normal" officeooo:rsid="000e5791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T9" style:family="text">
      <style:text-properties fo:color="#000000" style:text-position="0% 100%" style:font-name="tahoma" fo:font-size="10pt" fo:language="pt" fo:country="BR" fo:font-style="normal" fo:font-weight="normal" officeooo:rsid="000ee17e" style:font-name-asian="Arial Unicode MS" style:font-size-asian="10pt" style:font-style-asian="normal" style:font-weight-asian="normal" style:font-name-complex="Tahoma2" style:font-size-complex="10pt" style:language-complex="pt" style:country-complex="BR" style:font-style-complex="normal" style:font-weight-complex="normal"/>
    </style:style>
    <style:style style:name="T10" style:family="text">
      <style:text-properties fo:color="#000000" style:text-position="0% 100%" style:font-name="tahoma" fo:font-size="10pt" fo:language="pt" fo:country="BR" fo:font-style="normal" fo:font-weight="bold" style:font-name-asian="Arial Unicode MS" style:font-size-asian="10pt" style:font-style-asian="normal" style:font-weight-asian="bold" style:font-name-complex="Tahoma2" style:font-size-complex="10pt" style:language-complex="pt" style:country-complex="BR" style:font-style-complex="normal" style:font-weight-complex="bold"/>
    </style:style>
    <style:style style:name="T11" style:family="text">
      <style:text-properties fo:color="#000000" style:text-position="0% 100%" style:font-name="tahoma" fo:font-size="10pt" fo:language="pt" fo:country="BR" fo:font-style="normal" fo:font-weight="bold" officeooo:rsid="000a0b49" style:font-name-asian="Arial Unicode MS" style:font-size-asian="10pt" style:font-style-asian="normal" style:font-weight-asian="bold" style:font-name-complex="Tahoma2" style:font-size-complex="10pt" style:language-complex="pt" style:country-complex="BR" style:font-style-complex="normal" style:font-weight-complex="bold"/>
    </style:style>
    <style:style style:name="T12" style:family="text">
      <style:text-properties fo:color="#000000" style:text-position="0% 100%" style:font-name="tahoma" fo:font-size="10pt" fo:language="pt" fo:country="BR" fo:font-style="normal" fo:font-weight="bold" officeooo:rsid="000e5791" style:font-name-asian="Arial Unicode MS" style:font-size-asian="10pt" style:font-style-asian="normal" style:font-weight-asian="bold" style:font-name-complex="Tahoma2" style:font-size-complex="10pt" style:language-complex="pt" style:country-complex="BR" style:font-style-complex="normal" style:font-weight-complex="bold"/>
    </style:style>
    <style:style style:name="T13" style:family="text">
      <style:text-properties fo:color="#000000" style:text-position="0% 100%" style:font-name="tahoma" fo:font-size="10pt" fo:language="pt" fo:country="BR" fo:font-style="normal" fo:font-weight="bold" officeooo:rsid="000ee17e" style:font-name-asian="Arial Unicode MS" style:font-size-asian="10pt" style:font-style-asian="normal" style:font-weight-asian="bold" style:font-name-complex="Tahoma2" style:font-size-complex="10pt" style:language-complex="pt" style:country-complex="BR" style:font-style-complex="normal" style:font-weight-complex="bold"/>
    </style:style>
    <style:style style:name="T14" style:family="text">
      <style:text-properties fo:color="#000000"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style:font-name="tahoma" fo:font-size="10pt" fo:font-style="normal" fo:font-weight="bold" officeooo:rsid="0015504b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color="#000000" style:font-name="tahoma" fo:font-size="10pt" fo:font-style="normal" fo:font-weight="normal" officeooo:rsid="000c0aad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style:font-name="tahoma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color="#000000" style:font-name="tahoma" fo:font-size="10pt" fo:language="pt" fo:country="BR" fo:font-style="normal" fo:font-weight="bold" officeooo:rsid="000c0aa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000000" style:font-name="tahoma" fo:font-size="10pt" fo:language="pt" fo:country="B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font-name="tahoma" fo:font-size="10pt" fo:language="pt" fo:country="BR" fo:font-style="normal" fo:font-weight="normal" officeooo:rsid="000716b2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officeooo:rsid="0006f82b"/>
    </style:style>
    <style:style style:name="T22" style:family="text">
      <style:text-properties officeooo:rsid="000716b2"/>
    </style:style>
    <style:style style:name="T23" style:family="text">
      <style:text-properties officeooo:rsid="000a0b49"/>
    </style:style>
    <style:style style:name="T24" style:family="text">
      <style:text-properties officeooo:rsid="000c0aad"/>
    </style:style>
    <style:style style:name="T25" style:family="text">
      <style:text-properties officeooo:rsid="000c6e77"/>
    </style:style>
    <style:style style:name="T26" style:family="text">
      <style:text-properties officeooo:rsid="000e5791"/>
    </style:style>
    <style:style style:name="T27" style:family="text">
      <style:text-properties officeooo:rsid="000ee17e"/>
    </style:style>
    <style:style style:name="T28" style:family="text">
      <style:text-properties officeooo:rsid="001376a4"/>
    </style:style>
    <style:style style:name="T29" style:family="text">
      <style:text-properties officeooo:rsid="0016b0b7"/>
    </style:style>
    <style:style style:name="T30" style:family="text">
      <style:text-properties officeooo:rsid="00198188"/>
    </style:style>
    <style:style style:name="T31" style:family="text">
      <style:text-properties officeooo:rsid="001b7f60"/>
    </style:style>
    <style:style style:name="T32" style:family="text">
      <style:text-properties officeooo:rsid="001cab3b"/>
    </style:style>
    <style:style style:name="T33" style:family="text">
      <style:text-properties officeooo:rsid="001ea274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margin-left="1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pecificação do Caso de Uso</text:p>
      <text:p text:style-name="P4"/>
      <text:p text:style-name="P4"/>
      <text:p text:style-name="P5">Desafio desenvolvimento</text:p>
      <text:p text:style-name="P5"/>
      <text:p text:style-name="P29">Simular Empréstim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lorianópolis </text:p>
      <text:p text:style-name="P4"><text:span text:style-name="T29">Julho</text:span> / 201<text:span text:style-name="T29">8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19">Sumário de Informações do Docu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table:number-columns-spanned="5" office:value-type="string">
            <text:p text:style-name="P20"><text:span text:style-name="T1">Módulo:</text:span> <text:user-defined style:data-style-name="N0" text:name="Modulo">Gestão Administrativa de Projeto</text:user-defined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5" office:value-type="string">
            <text:p text:style-name="P20"><text:span text:style-name="T1">Título: </text:span><text:span text:style-name="T2">Desafio Empréstim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table:number-columns-spanned="5" office:value-type="string">
            <text:p text:style-name="P20"><text:span text:style-name="T1">Resumo:</text:span> <text:span text:style-name="T21">Desenvolver simulação e contratação de empréstimo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5" office:value-type="string">
            <text:p text:style-name="P19">Versão</text:p>
          </table:table-cell>
          <table:table-cell table:style-name="Tabela1.B5" office:value-type="string">
            <text:p text:style-name="P19">Data</text:p>
          </table:table-cell>
          <table:table-cell table:style-name="Tabela1.C5" office:value-type="string">
            <text:p text:style-name="P19">Chamado</text:p>
          </table:table-cell>
          <table:table-cell table:style-name="Tabela1.D5" office:value-type="string">
            <text:p text:style-name="P19">Autor</text:p>
          </table:table-cell>
          <table:table-cell table:style-name="Tabela1.E5" office:value-type="string">
            <text:p text:style-name="P19">Mudanças</text:p>
          </table:table-cell>
        </table:table-row>
        <table:table-row>
          <table:table-cell table:style-name="Tabela1.A6" office:value-type="float" office:value="99999">
            <text:p text:style-name="P22">1.0</text:p>
          </table:table-cell>
          <table:table-cell table:style-name="Tabela1.B6" office:value-type="float" office:value="0">
            <text:p text:style-name="P25">10/07/2018</text:p>
          </table:table-cell>
          <table:table-cell table:style-name="Tabela1.C6">
            <text:p text:style-name="P23"/>
          </table:table-cell>
          <table:table-cell table:style-name="Tabela1.D6">
            <text:p text:style-name="P24"/>
          </table:table-cell>
          <table:table-cell table:style-name="Tabela1.E6" office:value-type="float" office:value="0">
            <text:p text:style-name="P21">Criação do documento</text:p>
          </table:table-cell>
        </table:table-row>
      </table:table>
      <text:h text:style-name="P43" text:outline-level="3" text:is-list-header="true"/>
      <text:table-of-content text:style-name="Sect1" text:protected="true" text:name="Sumário1">
        <text:table-of-content-source text:outline-level="10">
          <text:index-title-template text:style-name="Contents_20_1">Sumário</text:index-title-template>
          <text:table-of-content-entry-template text:outline-level="1" text:style-name="TituloPrincipal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TituloSegundo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TituloTerceiro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P12">Sumário</text:p>
          </text:index-title>
          <text:p text:style-name="P18"><text:s/>1 <text:a xlink:type="simple" xlink:href="#__RefHeading__23273_123930894" text:style-name="Internet_20_link" text:visited-style-name="Visited_20_Internet_20_Link">Descrição</text:a><text:tab/>4</text:p>
          <text:p text:style-name="P18"><text:s/>2 <text:a xlink:type="simple" xlink:href="#__RefHeading__23275_123930894" text:style-name="Internet_20_link" text:visited-style-name="Visited_20_Internet_20_Link">Informações Adicionais</text:a><text:tab/>4</text:p>
          <text:p text:style-name="P18"><text:s/>3 <text:a xlink:type="simple" xlink:href="#__RefHeading__23277_123930894" text:style-name="Internet_20_link" text:visited-style-name="Visited_20_Internet_20_Link">Atores</text:a><text:tab/>4</text:p>
          <text:p text:style-name="P18"><text:s/>4 <text:a xlink:type="simple" xlink:href="#__RefHeading__23279_123930894" text:style-name="Internet_20_link" text:visited-style-name="Visited_20_Internet_20_Link">Fluxo de Eventos</text:a><text:tab/>4</text:p>
          <text:p text:style-name="P26"><text:s/>4.1 <text:a xlink:type="simple" xlink:href="#__RefHeading__23281_123930894" text:style-name="Internet_20_link" text:visited-style-name="Visited_20_Internet_20_Link">Fluxo Principal</text:a><text:tab/>4</text:p>
          <text:p text:style-name="P27"><text:a xlink:type="simple" xlink:href="#__RefHeading__23283_123930894" text:style-name="Internet_20_link" text:visited-style-name="Visited_20_Internet_20_Link">C1 – Cenário Simular Empréstimo</text:a><text:tab/>4</text:p>
          <text:p text:style-name="P18"><text:s/>5 <text:a xlink:type="simple" xlink:href="#__RefHeading__23293_123930894" text:style-name="Internet_20_link" text:visited-style-name="Visited_20_Internet_20_Link">Regras de Negócio</text:a><text:tab/>4</text:p>
          <text:p text:style-name="P26"><text:a xlink:type="simple" xlink:href="#__RefHeading__23295_123930894" text:style-name="Internet_20_link" text:visited-style-name="Visited_20_Internet_20_Link">R1 – Numero do Contrato</text:a><text:tab/>4</text:p>
          <text:p text:style-name="P26"><text:a xlink:type="simple" xlink:href="#__RefHeading__66816_377525684" text:style-name="Internet_20_link" text:visited-style-name="Visited_20_Internet_20_Link">R2 – Valor da Parcela</text:a><text:tab/>4</text:p>
          <text:p text:style-name="P26"><text:a xlink:type="simple" xlink:href="#__RefHeading__66818_377525684" text:style-name="Internet_20_link" text:visited-style-name="Visited_20_Internet_20_Link">R4 – Quantidade Máxima de Parcelas</text:a><text:tab/>4</text:p>
          <text:p text:style-name="P26"><text:a xlink:type="simple" xlink:href="#__RefHeading__66820_377525684" text:style-name="Internet_20_link" text:visited-style-name="Visited_20_Internet_20_Link">R5 – Retorno dados Simulação Contrato Empréstimo.</text:a><text:tab/>4</text:p>
        </text:index-body>
      </text:table-of-content>
      <text:p text:style-name="P6"/>
      <text:p text:style-name="P4"/>
      <text:p text:style-name="P11">Especificação do Caso de Uso</text:p>
      <text:h text:style-name="Heading_20_1" text:outline-level="1"><text:bookmark-start text:name="__RefHeading__23273_123930894"/>Descrição<text:bookmark-end text:name="__RefHeading__23273_123930894"/></text:h>
      <text:p text:style-name="TextoPrincipal"><text:tab/><text:span text:style-name="T22">Desenvolver solução para contratação de empréstimos. Permitindo a simulação antes de efetivar a contratação.</text:span></text:p>
      <text:h text:style-name="Heading_20_1" text:outline-level="1"><text:bookmark-start text:name="__RefHeading__23275_123930894"/>Informações Adicionais<text:bookmark-end text:name="__RefHeading__23275_123930894"/></text:h>
      <text:p text:style-name="TextoPrincipal"><text:tab/><text:span text:style-name="T22">As simulações de empréstimo possuem um período de validade de 30 dias. Após este período não será possível efetivar a contratação.</text:span></text:p>
      <text:h text:style-name="Heading_20_1" text:outline-level="1"><text:bookmark-start text:name="__RefHeading__23277_123930894"/>Atores<text:bookmark-end text:name="__RefHeading__23277_123930894"/></text:h>
      <text:p text:style-name="TextoPrincipal"><text:tab/><text:span text:style-name="T22">Usuário, PF.</text:span></text:p>
      <text:h text:style-name="Heading_20_1" text:outline-level="1"><text:bookmark-start text:name="__RefHeading__23279_123930894"/>Fluxo de Eventos<text:bookmark-end text:name="__RefHeading__23279_123930894"/></text:h>
      <text:h text:style-name="Heading_20_2" text:outline-level="2"><text:bookmark-start text:name="__RefHeading__23281_123930894"/>Fluxo Principal<text:bookmark-end text:name="__RefHeading__23281_123930894"/></text:h>
      <text:h text:style-name="Heading_20_3" text:outline-level="3" text:is-list-header="true"><text:bookmark-start text:name="__RefHeading__23283_123930894"/>C1 – Cenário <text:span text:style-name="T22">Simular Empréstimo</text:span><text:bookmark-end text:name="__RefHeading__23283_123930894"/></text:h>
      <text:p text:style-name="P7"><text:tab/>Considerações</text:p>
      <text:p text:style-name="TextoPrincipal"><text:span text:style-name="T14"><text:tab/></text:span><text:span text:style-name="T20">Efetivar a simulação de empréstimos dos clientes. </text:span></text:p>
      <text:p text:style-name="P8"/>
      <text:p text:style-name="TextoPrincipal"><text:span text:style-name="T19"><text:tab/></text:span><text:span text:style-name="T17">Pré-condições</text:span></text:p>
      <text:p text:style-name="P8"><text:tab/><text:span text:style-name="T24">Ter um CPF válido e e-mail.</text:span></text:p>
      <text:p text:style-name="P9"><text:tab/></text:p>
      <text:p text:style-name="P10"><text:span text:style-name="T19"><text:tab/></text:span><text:span text:style-name="T18">Dados de entrada</text:span></text:p>
      <text:p text:style-name="P9"><text:tab/><text:span text:style-name="T24">NOME, CPF, EMAIL, VALOR_CONTRATO, QUANTIDADE_PARCELAS.</text:span></text:p>
      <text:p text:style-name="P9"/>
      <text:p text:style-name="P7"><text:tab/>Procedimentos</text:p>
      <text:list xml:id="list4612852746512383831" text:style-name="L1">
        <text:list-item>
          <text:p text:style-name="P45"><text:s/>Carregar dados do Cliente, não existindo incluir;</text:p>
        </text:list-item>
        <text:list-item>
          <text:p text:style-name="P45"><text:s/>Informar dados para calculo da simulação do contrato;</text:p>
        </text:list-item>
        <text:list-item>
          <text:p text:style-name="P44"><text:span text:style-name="T14"><text:s/></text:span><text:span text:style-name="T16">Retorna as informações da simulação; </text:span><text:span text:style-name="T15">(R5)</text:span></text:p>
        </text:list-item>
      </text:list>
      <text:h text:style-name="Heading_20_1" text:outline-level="1"><text:bookmark-start text:name="__RefHeading__23293_123930894"/>Regras de Negócio<text:bookmark-end text:name="__RefHeading__23293_123930894"/></text:h>
      <text:h text:style-name="P42" text:outline-level="2" text:is-list-header="true"><text:bookmark-start text:name="__RefHeading__23295_123930894"/><text:span text:style-name="T10">R1 – </text:span><text:span text:style-name="T11">Numero do Contrato</text:span><text:bookmark-end text:name="__RefHeading__23295_123930894"/></text:h>
      <text:p text:style-name="Text_20_body"><text:span text:style-name="T10"><text:tab/></text:span><text:span text:style-name="T7">O numero do contrato deve ser composto pela sequencia:</text:span></text:p>
      <text:p text:style-name="P30"><text:tab/>AAAAMMDD+000000 onde 00000 sequencial de 6 dígitos</text:p>
      <text:h text:style-name="P38" text:outline-level="2" text:is-list-header="true"><text:bookmark-start text:name="__RefHeading__66816_377525684"/>R<text:span text:style-name="T28">2</text:span> – <text:span text:style-name="T26">Valor da Parcela</text:span><text:bookmark-end text:name="__RefHeading__66816_377525684"/></text:h>
      <text:p text:style-name="P17"><text:span text:style-name="T12"><text:tab/></text:span><text:span text:style-name="T8"> </text:span><text:span text:style-name="T9">Calcular o valor da parcela conforme: Taxa de juros </text:span><text:span text:style-name="T13">(R3)</text:span></text:p>
      <text:p text:style-name="P31"><text:tab/>valorContato*(1+(quantideParcelas*taxajuros))/quantidadeParcelas</text:p>
      <text:p text:style-name="P17"><text:span text:style-name="T12"><text:s text:c="3"/></text:span><text:bookmark-start text:name="__DdeLink__65659_377525684"/><text:span text:style-name="T10">R</text:span><text:span text:style-name="T11">3</text:span><text:span text:style-name="T10"> – </text:span><text:span text:style-name="T11">Taxa de Juros </text:span><text:span text:style-name="T10"><text:s/></text:span></text:p>
      <text:p text:style-name="P15"><text:tab/><text:bookmark-end text:name="__DdeLink__65659_377525684"/><text:span text:style-name="T26">Sendo valor contrato menor ou igual a R$1.000,00 atribuir 1,8% como percentual de taxa de juros, <text:tab/>se não: atribuir 3%.</text:span></text:p>
      <text:p text:style-name="P15"><text:tab/><text:span text:style-name="T26">Sendo a quantidade de parcelas maior que 12 parcelas, adicionar 0,5% a taxa de juros.</text:span></text:p>
      <text:h text:style-name="P39" text:outline-level="2" text:is-list-header="true"><text:bookmark-start text:name="__DdeLink__66472_377525684"/><text:bookmark-start text:name="__DdeLink__66502_377525684"/><text:bookmark-start text:name="__RefHeading__66818_377525684"/>R<text:span text:style-name="T23">4</text:span> – <text:span text:style-name="T23">Quantidade Máxima de Parcelas </text:span><text:bookmark-end text:name="__RefHeading__66818_377525684"/></text:h>
      <text:p text:style-name="P16"><text:tab/><text:bookmark-end text:name="__DdeLink__66502_377525684"/><text:bookmark-end text:name="__DdeLink__66472_377525684"/> <text:span text:style-name="T27">Quantidade máxima de parcelas: 24</text:span></text:p>
      <text:h text:style-name="P40" text:outline-level="2" text:is-list-header="true"><text:bookmark-start text:name="__RefHeading__66820_377525684"/>R<text:span text:style-name="T25">5</text:span> – <text:span text:style-name="T25">Retorno dados Simulação Contrato Empréstimo.</text:span><text:bookmark-end text:name="__RefHeading__66820_377525684"/></text:h>
      <text:p text:style-name="P13"><text:tab/><text:span text:style-name="T25">Retornar as informações calculadas:</text:span></text:p>
      <text:list xml:id="list5632681690961390917" text:style-name="L2">
        <text:list-item>
          <text:p text:style-name="P32"><text:span text:style-name="T30">Nú</text:span>mero do contrato <text:span text:style-name="T1">(R1);</text:span></text:p>
        </text:list-item>
        <text:list-item>
          <text:p text:style-name="P32"><text:soft-page-break/><text:span text:style-name="T30">D</text:span>ata <text:span text:style-name="T32">da s</text:span>imulação: <text:span text:style-name="T30">D</text:span>ata Atual;</text:p>
        </text:list-item>
        <text:list-item>
          <text:p text:style-name="P33"><text:span text:style-name="T30">D</text:span>ata <text:span text:style-name="T32">de </text:span>validade <text:span text:style-name="T32">da s</text:span>imulação: adicionar 30 dias a data de simulação;</text:p>
        </text:list-item>
        <text:list-item>
          <text:p text:style-name="P32"><text:span text:style-name="T30">V</text:span>alor do contrato: parâmetro de entrada;</text:p>
        </text:list-item>
        <text:list-item>
          <text:p text:style-name="P32"><text:span text:style-name="T30">Q</text:span>uantidade <text:span text:style-name="T31">de </text:span>parcelas: parâmetro de entrada; <text:span text:style-name="T3">(R</text:span><text:span text:style-name="T5">4</text:span><text:span text:style-name="T3">)</text:span></text:p>
        </text:list-item>
        <text:list-item>
          <text:p text:style-name="P34"><text:span text:style-name="T30">V</text:span>alor da parcela; <text:span text:style-name="T4">(</text:span><text:span text:style-name="T3">R</text:span><text:span text:style-name="T6">2</text:span><text:span text:style-name="T4">)</text:span></text:p>
        </text:list-item>
        <text:list-item>
          <text:p text:style-name="P35">Taxa de juros <text:span text:style-name="T33">do Empréstimo</text:span>; <text:span text:style-name="T1">(R3)</text:span></text:p>
        </text:list-item>
      </text:list>
      <text:h text:style-name="P41" text:outline-level="2" text:is-list-header="true"/>
      <text:p text:style-name="P14"><text:span text:style-name="T3"><text:tab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" svg:font-family="TAHOMA" style:font-adornments="Negrito" style:font-family-generic="swiss"/>
    <style:font-face style:name="TAhoma" svg:font-family="TAhoma" style:font-adornments="Regular" style:font-family-generic="swiss"/>
    <style:font-face style:name="Tahoma1" svg:font-family="Tahoma" style:font-family-generic="swiss"/>
    <style:font-face style:name="Tahoma" svg:font-family="Tahoma" style:font-adornments="Negrito" style:font-family-generic="swiss"/>
    <style:font-face style:name="tahoma" svg:font-family="tahoma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ahoma" fo:font-family="Tahoma" style:font-style-name="Negrito" style:font-family-generic="swiss" fo:font-size="10pt" fo:font-weight="bold" style:font-size-asian="115%" style:font-weight-asian="bold" style:font-size-complex="115%" style:font-weight-complex="bold"/>
    </style:style>
    <style:style style:name="TituloPrincipal" style:family="paragraph" style:parent-style-name="Standard" style:class="text">
      <style:text-properties style:font-name="Tahoma1" fo:font-family="Tahoma" style:font-family-generic="swiss" fo:font-size="10pt" fo:font-weight="normal" style:font-size-asian="10pt" style:font-weight-asian="bold" style:font-size-complex="10pt" style:font-weight-complex="bold"/>
    </style:style>
    <style:style style:name="TextoPrincipal" style:family="paragraph" style:parent-style-name="Standard" style:class="text">
      <style:text-properties style:font-name="Tahoma1" fo:font-family="Tahoma" style:font-family-generic="swiss"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AHOMA" fo:font-family="TAHOMA" style:font-style-name="Negrito" style:font-family-generic="swiss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.3cm" fo:margin-right="0cm" style:register-true="true" fo:text-indent="0cm" style:auto-text-indent="false" style:page-number="auto" style:shadow="none">
        <style:tab-stops/>
      </style:paragraph-properties>
      <style:text-properties style:font-name="Tahoma" fo:font-family="Tahoma" style:font-style-name="Negrito" style:font-family-generic="swiss" fo:font-size="1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.499cm" fo:margin-right="0cm" style:register-true="false" fo:text-indent="0cm" style:auto-text-indent="false" style:page-number="auto" style:shadow="none">
        <style:tab-stops/>
      </style:paragraph-properties>
      <style:text-properties style:font-name="Tahoma" fo:font-family="Tahoma" style:font-style-name="Negrito" style:font-family-generic="swiss" fo:font-size="10pt" fo:font-weight="bold" style:font-size-asian="14pt" style:font-weight-asian="bold" style:font-size-complex="14pt" style:font-weight-complex="bold"/>
    </style:style>
    <style:style style:name="TituloSegundo" style:family="paragraph" style:parent-style-name="Heading_20_2" style:default-outline-level="" style:list-style-name="" style:class="text" style:master-page-name="">
      <loext:graphic-properties draw:fill="none" draw:fill-color="#99ccff"/>
      <style:paragraph-properties fo:margin-left="0.499cm" fo:margin-right="0cm" fo:margin-top="0cm" fo:margin-bottom="0cm" loext:contextual-spacing="false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weight="normal" style:font-weight-asian="normal" style:font-weight-complex="normal"/>
    </style:style>
    <style:style style:name="TituloTerceiro" style:family="paragraph" style:parent-style-name="Heading_20_3" style:default-outline-level="" style:list-style-name="" style:class="text" style:master-page-name="">
      <style:paragraph-properties fo:margin-left="1.3cm" fo:margin-right="0cm" fo:margin-top="0cm" fo:margin-bottom="0cm" loext:contextual-spacing="false" fo:text-indent="0cm" style:auto-text-indent="false" style:page-number="auto"/>
      <style:text-properties style:font-name="TAhoma" fo:font-family="TAhoma" style:font-style-name="Regular" style:font-family-generic="swiss" fo:font-size="10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Procedimento" style:family="paragraph" style:parent-style-name="TextoPrincipal" style:class="text"/>
    <style:style style:name="Numbering_20_Symbols" style:display-name="Numbering Symbols" style:family="text">
      <style:text-properties style:font-name="Tahoma1" fo:font-family="Tahoma" style:font-family-generic="swiss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9.001cm" table:align="margins" fo:keep-with-next="always" table:border-model="separating"/>
    </style:style>
    <style:style style:name="Tabela3.A" style:family="table-column">
      <style:table-column-properties style:column-width="7.999cm" style:rel-column-width="27590*"/>
    </style:style>
    <style:style style:name="Tabela3.B" style:family="table-column">
      <style:table-column-properties style:column-width="3.002cm" style:rel-column-width="10354*"/>
    </style:style>
    <style:style style:name="Tabela3.C" style:family="table-column">
      <style:table-column-properties style:column-width="7.999cm" style:rel-column-width="27591*"/>
    </style:style>
    <style:style style:name="Tabela3.A1" style:family="table-cell">
      <style:table-cell-properties style:vertical-align="middle" fo:padding="0.097cm" fo:border="none" style:writing-mode="lr-tb"/>
    </style:style>
    <style:style style:name="Tabela3.B1" style:family="table-cell">
      <style:table-cell-properties fo:padding="0.097cm" fo:border="none"/>
    </style:style>
    <style:style style:name="Tabela3.C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P3" style:family="paragraph" style:parent-style-name="Footer">
      <style:paragraph-properties fo:text-align="end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page-layout style:name="Mpm1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1"><text:file-name text:display="name">desafio_doc</text:file-name> - <text:user-defined style:data-style-name="N0" text:name="Titulo">Documento Modelo</text:user-defined></text:p>
            </table:table-cell>
            <table:table-cell table:style-name="Tabela3.B1" office:value-type="string">
              <text:p text:style-name="MP2">Página <text:page-number text:select-page="current">5</text:page-number> de <text:page-count>5</text:page-count></text:p>
            </table:table-cell>
            <table:table-cell table:style-name="Tabela3.C1" office:value-type="string">
              <text:p text:style-name="MP3"><text:date style:data-style-name="N36" text:date-value="2018-07-13T10:59:54.557940610">13/07/2018</text:date>-<text:time style:data-style-name="N40" text:time-value="2018-07-13T10:59:54.558011647">10:57</text:time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lva</meta:initial-creator>
    <meta:creation-date>2014-08-14T14:36:03</meta:creation-date>
    <dc:date>2018-07-13T10:59:31.809224393</dc:date>
    <meta:editing-duration>PT8H6M38S</meta:editing-duration>
    <meta:editing-cycles>120</meta:editing-cycles>
    <meta:generator>LibreOffice/5.2.7.2$Linux_X86_64 LibreOffice_project/20m0$Build-2</meta:generator>
    <meta:document-statistic meta:table-count="2" meta:image-count="0" meta:object-count="0" meta:page-count="5" meta:paragraph-count="75" meta:word-count="362" meta:character-count="2365" meta:non-whitespace-character-count="2028"/>
    <meta:user-defined meta:name="Modulo">Gestão Administrativa de Projeto</meta:user-defined>
    <meta:user-defined meta:name="Sistema">Sistema Colmeia</meta:user-defined>
    <meta:user-defined meta:name="Titulo">Documento Modelo</meta:user-defined>
  </office:meta>
</office:document-meta>
</file>